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2">-2</text:span><text:span text:style-name="T3"> </text:span><text:span text:style-name="T1"><text:s/></text:span><text:span text:style-name="T3">1</text:span></text:p>
            <text:p><text:span text:style-name="T1"><text:s/></text:span><text:span text:style-name="T2">0</text:span><text:span text:style-name="T1"> <text:s/></text:span><text:span text:style-name="T3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7,3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2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8.535cm" svg:height="12.171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>(7,-11)-&gt; (0,</text:span><text:span text:style-name="T6">0010</text:span><text:span text:style-name="T5">)</text:span></text:p>
            <text:p><text:span text:style-name="T5">(5,-9) -&gt; (0,</text:span><text:span text:style-name="T6">0011</text:span><text:span text:style-name="T5">)</text:span></text:p>
            <text:p><text:span text:style-name="T5">(7,-10)-&gt; (0,</text:span><text:span text:style-name="T6">0012</text:span><text:span text:style-name="T5">)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54:26.699794968</dc:date>
    <dc:creator>elucterio </dc:creator>
    <meta:editing-duration>PT2H16M47S</meta:editing-duration>
    <meta:editing-cycles>28</meta:editing-cycles>
    <meta:generator>LibreOffice/4.2.8.2$Linux_X86_64 LibreOffice_project/420m0$Build-2</meta:generator>
    <meta:document-statistic meta:object-count="14"/>
  </office:meta>
</office:document-meta>
</file>